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content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42in" style:rel-column-width="10922*"/>
    </style:style>
    <style:style style:name="Table1.F" style:family="table-column">
      <style:table-column-properties style:column-width="1.1542in" style:rel-column-width="10925*"/>
    </style:style>
    <style:style style:name="Table1.A1" style:family="table-cell">
      <style:table-cell-properties style:writing-mode="page"/>
    </style:style>
    <style:style style:name="P1" style:family="paragraph" style:parent-style-name="Table_20_Contents">
      <style:text-properties fo:color="#ff0000" loext:opacity="100%" officeooo:rsid="000dde6c" officeooo:paragraph-rsid="000dde6c"/>
    </style:style>
    <style:style style:name="P2" style:family="paragraph" style:parent-style-name="Table_20_Contents">
      <style:text-properties fo:color="#ff0000" loext:opacity="100%"/>
    </style:style>
    <style:style style:name="P3" style:family="paragraph" style:parent-style-name="Table_20_Contents">
      <style:text-properties officeooo:rsid="000dde6c" officeooo:paragraph-rsid="000dde6c"/>
    </style:style>
    <style:style style:name="P4" style:family="paragraph" style:parent-style-name="Standard" style:list-style-name="L1"/>
    <style:style style:name="P5" style:family="paragraph" style:parent-style-name="Standard" style:list-style-name="L1">
      <style:text-properties officeooo:paragraph-rsid="000d6953"/>
    </style:style>
    <style:style style:name="P6" style:family="paragraph" style:parent-style-name="Standard" style:list-style-name="L1">
      <style:text-properties officeooo:rsid="000d6953" officeooo:paragraph-rsid="000d6953"/>
    </style:style>
    <style:style style:name="P7" style:family="paragraph" style:parent-style-name="Standard" style:list-style-name="L1">
      <style:text-properties fo:color="#ff0000" loext:opacity="100%" officeooo:rsid="000d6953" officeooo:paragraph-rsid="000d6953"/>
    </style:style>
    <style:style style:name="P8" style:family="paragraph" style:parent-style-name="Standard" style:list-style-name="L1">
      <style:text-properties fo:color="#ff0000" loext:opacity="100%" officeooo:rsid="000dde6c" officeooo:paragraph-rsid="000dde6c"/>
    </style:style>
    <style:style style:name="P9" style:family="paragraph" style:parent-style-name="Standard" style:list-style-name="L1">
      <style:text-properties fo:color="#ff0000" loext:opacity="100%" officeooo:rsid="000e3d53" officeooo:paragraph-rsid="000e3d53"/>
    </style:style>
    <style:style style:name="P10" style:family="paragraph" style:parent-style-name="Standard" style:list-style-name="L1">
      <style:text-properties fo:color="#ff0000" loext:opacity="100%" officeooo:rsid="000e92aa" officeooo:paragraph-rsid="000e92aa"/>
    </style:style>
    <style:style style:name="P11" style:family="paragraph" style:parent-style-name="Standard" style:list-style-name="L1">
      <style:text-properties fo:color="#ff0000" loext:opacity="100%" officeooo:rsid="000ff6d7" officeooo:paragraph-rsid="000ff6d7"/>
    </style:style>
    <style:style style:name="P12" style:family="paragraph" style:parent-style-name="Standard" style:list-style-name="L1">
      <style:text-properties fo:color="#c9211e" loext:opacity="100%" officeooo:rsid="0010fa68" officeooo:paragraph-rsid="0010fa68"/>
    </style:style>
    <style:style style:name="P13" style:family="paragraph" style:parent-style-name="Standard" style:list-style-name="L1">
      <style:text-properties fo:color="#c9211e" loext:opacity="100%" officeooo:rsid="001137c8" officeooo:paragraph-rsid="001137c8"/>
    </style:style>
    <style:style style:name="P14" style:family="paragraph" style:parent-style-name="Standard" style:list-style-name="L1">
      <style:text-properties fo:color="#c9211e" loext:opacity="100%" officeooo:rsid="00129363" officeooo:paragraph-rsid="00129363"/>
    </style:style>
    <style:style style:name="P15" style:family="paragraph" style:parent-style-name="Standard" style:list-style-name="L1">
      <style:text-properties officeooo:rsid="0010fa68" officeooo:paragraph-rsid="0010fa68"/>
    </style:style>
    <style:style style:name="P16" style:family="paragraph" style:parent-style-name="Standard" style:list-style-name="L1">
      <style:text-properties officeooo:rsid="001137c8" officeooo:paragraph-rsid="001137c8"/>
    </style:style>
    <style:style style:name="P17" style:family="paragraph" style:parent-style-name="Standard" style:list-style-name="L1">
      <style:text-properties fo:color="#000000" loext:opacity="100%" officeooo:paragraph-rsid="000d6953"/>
    </style:style>
    <style:style style:name="P18" style:family="paragraph" style:parent-style-name="Standard" style:list-style-name="L1">
      <style:text-properties fo:color="#000000" loext:opacity="100%" officeooo:rsid="000dde6c" officeooo:paragraph-rsid="000d6953"/>
    </style:style>
    <style:style style:name="P19" style:family="paragraph" style:parent-style-name="Standard" style:list-style-name="L1">
      <style:text-properties fo:color="#000000" loext:opacity="100%" officeooo:rsid="000dde6c" officeooo:paragraph-rsid="000dde6c"/>
    </style:style>
    <style:style style:name="P20" style:family="paragraph" style:parent-style-name="Standard" style:list-style-name="L1">
      <style:text-properties fo:color="#000000" loext:opacity="100%" officeooo:rsid="000dde6c" officeooo:paragraph-rsid="000dde6c" fo:background-color="#ffffff"/>
    </style:style>
    <style:style style:name="P21" style:family="paragraph" style:parent-style-name="Standard" style:list-style-name="L1">
      <style:text-properties fo:color="#000000" loext:opacity="100%" officeooo:rsid="000e3d53" officeooo:paragraph-rsid="000e3d53"/>
    </style:style>
    <style:style style:name="P22" style:family="paragraph" style:parent-style-name="Standard" style:list-style-name="L1">
      <style:text-properties fo:color="#000000" loext:opacity="100%" officeooo:rsid="000ff6d7" officeooo:paragraph-rsid="000ff6d7"/>
    </style:style>
    <style:style style:name="T1" style:family="text">
      <style:text-properties officeooo:rsid="000d6953"/>
    </style:style>
    <style:style style:name="T2" style:family="text">
      <style:text-properties fo:color="#ff0000" loext:opacity="100%"/>
    </style:style>
    <style:style style:name="T3" style:family="text">
      <style:text-properties fo:color="#ff0000" loext:opacity="100%" officeooo:rsid="000d6953"/>
    </style:style>
    <style:style style:name="T4" style:family="text">
      <style:text-properties fo:color="#ff0000" loext:opacity="100%" officeooo:rsid="000dde6c"/>
    </style:style>
    <style:style style:name="T5" style:family="text">
      <style:text-properties officeooo:rsid="000dde6c"/>
    </style:style>
    <style:style style:name="T6" style:family="text">
      <style:text-properties officeooo:rsid="000ff43d"/>
    </style:style>
    <style:style style:name="T7" style:family="text">
      <style:text-properties officeooo:rsid="001491b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319885768" text:style-name="L1">
        <text:list-item>
          <text:p text:style-name="P4">Write declarations for storing the following quantities. Choose between integers and floating-point numbers. Declare named constants when appropriate.</text:p>
          <text:list>
            <text:list-item>
              <text:p text:style-name="P6">The number of days per week: <text:span text:style-name="T2">final int DAYS_PER_WEEK</text:span></text:p>
            </text:list-item>
            <text:list-item>
              <text:p text:style-name="P6">The number of days until the end of the semester: <text:span text:style-name="T2">int daysLeftInSemester;</text:span></text:p>
            </text:list-item>
            <text:list-item>
              <text:p text:style-name="P6">The number of centimeters in an inch: <text:span text:style-name="T2">final double CM_PER_IN</text:span></text:p>
            </text:list-item>
            <text:list-item>
              <text:p text:style-name="P6">The height of the tallest person in your class, in centimeters: <text:span text:style-name="T2">double tallestPerson;</text:span></text:p>
            </text:list-item>
          </text:list>
        </text:list-item>
        <text:list-item>
          <text:p text:style-name="P6">What is the value of mystery after this sequence of statements? </text:p>
          <text:list>
            <text:list-header>
              <text:p text:style-name="P6">int mystery = 1;</text:p>
              <text:p text:style-name="P6">mystery = 1 - 2 * mystery;</text:p>
              <text:p text:style-name="P6">mystery = mystery + 1;</text:p>
              <text:p text:style-name="P7">Mystery is 0</text:p>
            </text:list-header>
          </text:list>
        </text:list-item>
        <text:list-item>
          <text:p text:style-name="P5">What is wrong with the following sequence of statements?</text:p>
          <text:list>
            <text:list-header>
              <text:p text:style-name="P5">int mystery = 1;</text:p>
              <text:p text:style-name="P5">mystery = mystery + 1;</text:p>
              <text:p text:style-name="P5">int mystery = 1 - 2 * mystery;</text:p>
              <text:p text:style-name="P7">Mystery was declared twice</text:p>
            </text:list-header>
          </text:list>
        </text:list-item>
        <text:list-item>
          <text:p text:style-name="P5">Write the following mathematical expressions in Java.</text:p>
          <text:p text:style-name="P5"><draw:frame draw:style-name="fr1" draw:name="Object1" text:anchor-type="as-char" svg:y="-0.2437in" svg:width="1.2217in" svg:height="0.3929in" draw:z-index="0"><draw:object xlink:href="./Object 1" xlink:type="simple" xlink:show="embed" xlink:actuate="onLoad"/><draw:image xlink:href="./ObjectReplacements/Object 1" xlink:type="simple" xlink:show="embed" xlink:actuate="onLoad"/></draw:frame></text:p>
          <text:p text:style-name="P12">finalPosition = initialPosition + initialVelocity * time + (0.5) * accelerationGravity * time * time;</text:p>
          <text:p text:style-name="P15"><draw:frame draw:style-name="fr1" draw:name="Object2" text:anchor-type="as-char" svg:y="-0.2681in" svg:width="1.7236in" svg:height="0.4165in" draw:z-index="1"><draw:object xlink:href="./Object 2" xlink:type="simple" xlink:show="embed" xlink:actuate="onLoad"/><draw:image xlink:href="./ObjectReplacements/Object 2" xlink:type="simple" xlink:show="embed" xlink:actuate="onLoad"/></draw:frame></text:p>
          <text:p text:style-name="P13">futureValue = presentValue * Math.pow(1 + (interest / 100), years);</text:p>
          <text:p text:style-name="P16"><draw:frame draw:style-name="fr1" draw:name="Object3" text:anchor-type="as-char" svg:y="-0.2681in" svg:width="1.4047in" svg:height="0.4654in" draw:z-index="2"><draw:object xlink:href="./Object 3" xlink:type="simple" xlink:show="embed" xlink:actuate="onLoad"/><draw:image xlink:href="./ObjectReplacements/Object 3" xlink:type="simple" xlink:show="embed" xlink:actuate="onLoad"/></draw:frame></text:p>
          <text:p text:style-name="P13">g = 4 * Math.PI * Math.PI * (Math.pow(a, 3) / (p * p * (m1 +m2)));</text:p>
          <text:p text:style-name="P16"><draw:frame draw:style-name="fr1" draw:name="Object4" text:anchor-type="as-char" svg:y="-0.189in" svg:width="1.698in" svg:height="0.2366in" draw:z-index="3"><draw:object xlink:href="./Object 4" xlink:type="simple" xlink:show="embed" xlink:actuate="onLoad"/><draw:image xlink:href="./ObjectReplacements/Object 4" xlink:type="simple" xlink:show="embed" xlink:actuate="onLoad"/></draw:frame></text:p>
          <text:p text:style-name="P14">c = Math.sqrt(a * a + b * b – 2 * a * b * Math.cos(gamma));</text:p>
        </text:list-item>
        <text:list-item>
          <text:p text:style-name="P16">Write the following Java expressions in mathematical notation.</text:p>
          <text:list>
            <text:list-item>
              <text:p text:style-name="P16"><text:s/>dm = m * (Math.sqrt(1 + v / c) / Math.sqrt(1 - v / c) – 1);</text:p>
              <text:p text:style-name="P16"><draw:frame draw:style-name="fr1" draw:name="Object5" text:anchor-type="as-char" svg:y="-0.4866in" svg:width="1.2283in" svg:height="0.878in" draw:z-index="4"><draw:object xlink:href="./Object 5" xlink:type="simple" xlink:show="embed" xlink:actuate="onLoad"/><draw:image xlink:href="./ObjectReplacements/Object 5" xlink:type="simple" xlink:show="embed" xlink:actuate="onLoad"/></draw:frame></text:p>
            </text:list-item>
            <text:list-item>
              <text:p text:style-name="P16">volume = Math.PI * r * r * h;</text:p>
              <text:p text:style-name="P16"><draw:frame draw:style-name="fr1" draw:name="Object6" text:anchor-type="as-char" svg:y="-0.172in" svg:width="0.6909in" svg:height="0.2075in" draw:z-index="5"><draw:object xlink:href="./Object 6" xlink:type="simple" xlink:show="embed" xlink:actuate="onLoad"/><draw:image xlink:href="./ObjectReplacements/Object 6" xlink:type="simple" xlink:show="embed" xlink:actuate="onLoad"/></draw:frame></text:p>
            </text:list-item>
            <text:list-item>
              <text:p text:style-name="P16">volume = 4 * Math.PI * Math.pow(r, 3) / 3;</text:p>
              <text:p text:style-name="P16"><draw:frame draw:style-name="fr1" draw:name="Object7" text:anchor-type="as-char" svg:y="-0.2681in" svg:width="0.7319in" svg:height="0.4165in" draw:z-index="6"><draw:object xlink:href="./Object 7" xlink:type="simple" xlink:show="embed" xlink:actuate="onLoad"/><draw:image xlink:href="./ObjectReplacements/Object 7" xlink:type="simple" xlink:show="embed" xlink:actuate="onLoad"/></draw:frame></text:p>
            </text:list-item>
            <text:list-item>
              <text:p text:style-name="P16">z = Math.sqrt(x * x + y * y);</text:p>
              <text:p text:style-name="P16"><draw:frame draw:style-name="fr1" draw:name="Object8" text:anchor-type="as-char" svg:y="-0.189in" svg:width="0.8126in" svg:height="0.2244in" draw:z-index="7"><draw:object xlink:href="./Object 8" xlink:type="simple" xlink:show="embed" xlink:actuate="onLoad"/><draw:image xlink:href="./ObjectReplacements/Object 8" xlink:type="simple" xlink:show="embed" xlink:actuate="onLoad"/></draw:frame></text:p>
            </text:list-item>
          </text:list>
        </text:list-item>
        <text:list-item>
          <text:p text:style-name="P5">What are the values of the following expressions? In each line, assume that</text:p>
          <text:list>
            <text:list-header>
              <text:p text:style-name="P5">double x = 2.5;</text:p>
              <text:p text:style-name="P5">double y = -1.5;</text:p>
              <text:p text:style-name="P5">int m = 18;</text:p>
              <text:p text:style-name="P5">int n = 4;</text:p>
            </text:list-header>
            <text:list-item>
              <text:p text:style-name="P5"><text:soft-page-break/>x + n * y - (x+n) * y <text:span text:style-name="T1">= </text:span><text:span text:style-name="T3">6.25</text:span></text:p>
            </text:list-item>
            <text:list-item>
              <text:p text:style-name="P17"><text:span text:style-name="T1">m / n + m % n </text:span><text:span text:style-name="T5">= </text:span><text:span text:style-name="T4">6</text:span></text:p>
            </text:list-item>
            <text:list-item>
              <text:p text:style-name="P17"><text:span text:style-name="T1">5 * x - n / 5 </text:span><text:span text:style-name="T5">= </text:span><text:span text:style-name="T4">12.5</text:span></text:p>
            </text:list-item>
            <text:list-item>
              <text:p text:style-name="P17"><text:span text:style-name="T1">1 - (1 - (1 - (1 - (1 – n)))) </text:span><text:span text:style-name="T5">= </text:span><text:span text:style-name="T4">-3</text:span></text:p>
            </text:list-item>
            <text:list-item>
              <text:p text:style-name="P17">Math.sqrt(Math.sqrt(n)) <text:span text:style-name="T5">= </text:span><text:span text:style-name="T4">1.414</text:span></text:p>
            </text:list-item>
          </text:list>
        </text:list-item>
        <text:list-item>
          <text:p text:style-name="P5">What are the values of the following expressions, assuming that n and m have type int, n is 17, and m is 18?</text:p>
          <text:list>
            <text:list-item>
              <text:p text:style-name="P5">n / 10 + n % 1 <text:span text:style-name="T5">= </text:span><text:span text:style-name="T4">8</text:span></text:p>
            </text:list-item>
            <text:list-item>
              <text:p text:style-name="P5">n % 2 + m % 2 <text:span text:style-name="T5">= </text:span><text:span text:style-name="T4">1</text:span></text:p>
            </text:list-item>
            <text:list-item>
              <text:p text:style-name="P5">(m + n) / 2 <text:span text:style-name="T5">= </text:span><text:span text:style-name="T4">17</text:span></text:p>
            </text:list-item>
            <text:list-item>
              <text:p text:style-name="P5">(m + n) / 2.0 <text:span text:style-name="T5">= </text:span><text:span text:style-name="T4">17.5</text:span></text:p>
            </text:list-item>
            <text:list-item>
              <text:p text:style-name="P5">(int) (0.5 * (m + n)) <text:span text:style-name="T5">= </text:span><text:span text:style-name="T4">17</text:span></text:p>
            </text:list-item>
            <text:list-item>
              <text:p text:style-name="P5">(int) Math.round(0.5 * (m + n)) <text:span text:style-name="T5">= </text:span><text:span text:style-name="T4">18</text:span></text:p>
            </text:list-item>
          </text:list>
        </text:list-item>
        <text:list-item>
          <text:p text:style-name="P18"><text:s/>Assuming that a and b are variables of type int, fill in the following table:</text:p>
        </text:list-item>
      </text:list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3">A </text:p>
          </table:table-cell>
          <table:table-cell table:style-name="Table1.A1" office:value-type="string">
            <text:p text:style-name="P3">B </text:p>
          </table:table-cell>
          <table:table-cell table:style-name="Table1.A1" office:value-type="string">
            <text:p text:style-name="Table_20_Contents">Math.pow(a, b)</text:p>
          </table:table-cell>
          <table:table-cell table:style-name="Table1.A1" office:value-type="string">
            <text:p text:style-name="Table_20_Contents">Math.max(a, b)</text:p>
          </table:table-cell>
          <table:table-cell table:style-name="Table1.A1" office:value-type="string">
            <text:p text:style-name="Table_20_Contents">a / b</text:p>
          </table:table-cell>
          <table:table-cell table:style-name="Table1.A1" office:value-type="string">
            <text:p text:style-name="Table_20_Contents">a % b</text:p>
          </table:table-cell>
        </table:table-row>
        <table:table-row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1">3</text:p>
          </table:table-cell>
          <table:table-cell table:style-name="Table1.A1" office:value-type="string">
            <text:p text:style-name="P1">8.0</text:p>
          </table:table-cell>
          <table:table-cell table:style-name="Table1.A1" office:value-type="string">
            <text:p text:style-name="P1">3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2</text:p>
          </table:table-cell>
        </table:table-row>
        <table:table-row>
          <table:table-cell table:style-name="Table1.A1" office:value-type="string">
            <text:p text:style-name="P1">3</text:p>
          </table:table-cell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1">9.0</text:p>
          </table:table-cell>
          <table:table-cell table:style-name="Table1.A1" office:value-type="string">
            <text:p text:style-name="P1">3</text:p>
          </table:table-cell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>1</text:p>
          </table:table-cell>
        </table:table-row>
        <table:table-row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2">-<text:span text:style-name="T5">3</text:span></text:p>
          </table:table-cell>
          <table:table-cell table:style-name="Table1.A1" office:value-type="string">
            <text:p text:style-name="P1">0.125</text:p>
          </table:table-cell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2</text:p>
          </table:table-cell>
        </table:table-row>
        <table:table-row>
          <table:table-cell table:style-name="Table1.A1" office:value-type="string">
            <text:p text:style-name="P1">3</text:p>
          </table:table-cell>
          <table:table-cell table:style-name="Table1.A1" office:value-type="string">
            <text:p text:style-name="P2">-<text:span text:style-name="T5">2</text:span></text:p>
          </table:table-cell>
          <table:table-cell table:style-name="Table1.A1" office:value-type="string">
            <text:p text:style-name="P1">0.111</text:p>
          </table:table-cell>
          <table:table-cell table:style-name="Table1.A1" office:value-type="string">
            <text:p text:style-name="P1">3</text:p>
          </table:table-cell>
          <table:table-cell table:style-name="Table1.A1" office:value-type="string">
            <text:p text:style-name="P2">-<text:span text:style-name="T5">1</text:span></text:p>
          </table:table-cell>
          <table:table-cell table:style-name="Table1.A1" office:value-type="string">
            <text:p text:style-name="P1">1</text:p>
          </table:table-cell>
        </table:table-row>
        <table:table-row>
          <table:table-cell table:style-name="Table1.A1" office:value-type="string">
            <text:p text:style-name="P2">-<text:span text:style-name="T5">3</text:span></text:p>
          </table:table-cell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1">9.0</text:p>
          </table:table-cell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2">-<text:span text:style-name="T5">1</text:span></text:p>
          </table:table-cell>
          <table:table-cell table:style-name="Table1.A1" office:value-type="string">
            <text:p text:style-name="P2">-<text:span text:style-name="T5">1</text:span></text:p>
          </table:table-cell>
        </table:table-row>
        <table:table-row>
          <table:table-cell table:style-name="Table1.A1" office:value-type="string">
            <text:p text:style-name="P2">-<text:span text:style-name="T5">3</text:span></text:p>
          </table:table-cell>
          <table:table-cell table:style-name="Table1.A1" office:value-type="string">
            <text:p text:style-name="P2">-<text:span text:style-name="T5">2</text:span></text:p>
          </table:table-cell>
          <table:table-cell table:style-name="Table1.A1" office:value-type="string">
            <text:p text:style-name="P1">0.111</text:p>
          </table:table-cell>
          <table:table-cell table:style-name="Table1.A1" office:value-type="string">
            <text:p text:style-name="P2">-<text:span text:style-name="T5">2</text:span></text:p>
          </table:table-cell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2">-<text:span text:style-name="T5">1</text:span></text:p>
          </table:table-cell>
        </table:table-row>
      </table:table>
      <text:list xml:id="list141746430887711" text:continue-numbering="true" text:style-name="L1">
        <text:list-item>
          <text:p text:style-name="P19">Find at least five compile-time (syntax) errors in the following program.</text:p>
          <text:p text:style-name="P19">public class HasErrors</text:p>
          <text:p text:style-name="P19">{</text:p>
          <text:p text:style-name="P19"><text:s text:c="3"/>public static void main();</text:p>
          <text:p text:style-name="P19"><text:s text:c="3"/>{</text:p>
          <text:p text:style-name="P19"><text:s text:c="6"/>System.out.print(Please enter two numbers:)</text:p>
          <text:p text:style-name="P19"><text:s text:c="6"/>x = in.readDouble;</text:p>
          <text:p text:style-name="P19"><text:s text:c="6"/>y = in.readDouble;</text:p>
          <text:p text:style-name="P19"><text:s text:c="6"/>System.out.printline("The sum is " + x + y);</text:p>
          <text:p text:style-name="P19"><text:s text:c="3"/>}</text:p>
          <text:p text:style-name="P19">}</text:p>
          <text:list>
            <text:list-item>
              <text:p text:style-name="P8">The main method is missing the (String[] args) parameters</text:p>
            </text:list-item>
            <text:list-item>
              <text:p text:style-name="P8">The main method has a semicolon after the parenthesis</text:p>
            </text:list-item>
            <text:list-item>
              <text:p text:style-name="P8">The string in the print statement doesn't have quotes around it</text:p>
            </text:list-item>
            <text:list-item>
              <text:p text:style-name="P8">In lines 6 and 7 they are trying to call some method called readDouble on an object called in that doesn't exist</text:p>
            </text:list-item>
            <text:list-item>
              <text:p text:style-name="P8">In the last print statement it should be println and not printline</text:p>
            </text:list-item>
          </text:list>
        </text:list-item>
        <text:list-item>
          <text:p text:style-name="P19">Find three run-time errors in the following program.</text:p>
          <text:p text:style-name="P20">public class HasErrors<text:line-break/>{<text:line-break/>   public static void main(String[] args)<text:line-break/>   {<text:line-break/>      int x = 0;<text:line-break/>      int y = 0;<text:line-break/>      Scanner in = new Scanner("System.in");<text:line-break/>      System.out.print("Please enter an integer:");<text:line-break/>      x = in.readInt();<text:line-break/>      System.out.print("Please enter another integer: ");<text:line-break/><text:soft-page-break/>      x = in.readInt();<text:line-break/>      System.out.println("The sum is " + x + y);<text:line-break/>   }<text:line-break/>}</text:p>
          <text:list>
            <text:list-item>
              <text:p text:style-name="P8">System.in is in quotes, but the compiler doesn't catch this, so when you run the code you get an error</text:p>
            </text:list-item>
            <text:list-item>
              <text:p text:style-name="P9">The method for getting integers from System.in is nextInt() and not readInt()</text:p>
            </text:list-item>
            <text:list-item>
              <text:p text:style-name="P9">The program should print (x + y) and not x + y, this will print the values of x an y next to each other. Also, y is assigned the value 0 and never changed.</text:p>
            </text:list-item>
          </text:list>
        </text:list-item>
        <text:list-item>
          <text:p text:style-name="P21">Consider the following code segment.</text:p>
          <text:p text:style-name="P21">double purchase = 19.93;<text:line-break/>double payment = 20.00;<text:line-break/>double change = payment - purchase;<text:line-break/>System.out.println(change);</text:p>
          <text:list>
            <text:list-item>
              <text:p text:style-name="P21">The code segment prints the change as 0.07000000000000028. Explain why. Give a recommendation to improve the code so that users will not be confused.</text:p>
              <text:p text:style-name="P10">The result can’t be precisely represented in binary which results in a rounding error. To improve the code, <text:s/><text:span text:style-name="T6">you could </text:span><text:span text:style-name="T7">use a format string to only print out the first two decimal places. System.out.printf(“%.2f”, change);</text:span></text:p>
            </text:list-item>
          </text:list>
        </text:list-item>
        <text:list-item>
          <text:p text:style-name="P21">Write a program that prints the values</text:p>
          <text:p text:style-name="P21">3 * 1000 * 1000 * 1000<text:line-break/>3.0 * 1000 * 1000 * 1000</text:p>
          <text:p text:style-name="P22">Explain the results.</text:p>
          <text:p text:style-name="P11">The first statement prints -1,294,967,196. This is because the maximum value an int can be in java is 2,147,483,647, and when it reaches that limit, it wraps around to the negative value which is -2,147,483,647. So, the program essentially prints -2,147,483,647 + 3,000,000,000 which is -1,294,967,196. The next print statement prints 3,000,000,000in scientific notation which is 3.0E9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9T13:53:50.254902221</meta:creation-date>
    <dc:date>2023-09-13T14:17:45.792885641</dc:date>
    <meta:editing-duration>PT8M4S</meta:editing-duration>
    <meta:editing-cycles>2</meta:editing-cycles>
    <meta:generator>LibreOffice/7.3.7.2$Linux_X86_64 LibreOffice_project/30$Build-2</meta:generator>
    <meta:document-statistic meta:table-count="1" meta:image-count="0" meta:object-count="8" meta:page-count="3" meta:paragraph-count="122" meta:word-count="872" meta:character-count="4434" meta:non-whitespace-character-count="3617"/>
  </office:meta>
</office:document-meta>
</file>

<file path=Object 1/content.xml><?xml version="1.0" encoding="utf-8"?>
<math xmlns="http://www.w3.org/1998/Math/MathML" display="block">
  <semantics>
    <mrow>
      <mrow>
        <mi>s</mi>
        <mo stretchy="false">=</mo>
        <mrow>
          <msub>
            <mi>s</mi>
            <mi>o</mi>
          </msub>
          <mo stretchy="false">+</mo>
          <msub>
            <mi>v</mi>
            <mi>o</mi>
          </msub>
        </mrow>
      </mrow>
      <mrow>
        <mi>t</mi>
        <mo stretchy="false">+</mo>
        <mfrac>
          <mn>1</mn>
          <mn>2</mn>
        </mfrac>
      </mrow>
      <mi>g</mi>
      <msup>
        <mi>t</mi>
        <mn>2</mn>
      </msup>
    </mrow>
    <annotation encoding="StarMath 5.0"> s = s_o + v_o t + frac{1}{2} g t ^2</annotation>
  </semantics>
</math>
</file>

<file path=Object 2/content.xml><?xml version="1.0" encoding="utf-8"?>
<math xmlns="http://www.w3.org/1998/Math/MathML" display="block">
  <semantics>
    <mrow>
      <mi>F</mi>
      <mrow>
        <mi>V</mi>
        <mo stretchy="false">=</mo>
        <mi>P</mi>
      </mrow>
      <mrow>
        <mi>V</mi>
        <mo stretchy="false">∗</mo>
        <msup>
          <mrow>
            <mo fence="true" form="prefix" stretchy="false">(</mo>
            <mrow>
              <mrow>
                <mn>1</mn>
                <mo stretchy="false">+</mo>
                <mfrac>
                  <mrow>
                    <mi>I</mi>
                    <mi>N</mi>
                    <mi>T</mi>
                  </mrow>
                  <mn>100</mn>
                </mfrac>
              </mrow>
            </mrow>
            <mo fence="true" form="postfix" stretchy="false">)</mo>
          </mrow>
          <mi mathvariant="italic">YRS</mi>
        </msup>
      </mrow>
    </mrow>
    <annotation encoding="StarMath 5.0">F V = P V * (1 + frac {I N T} {100})^YRS </annotation>
  </semantics>
</math>
</file>

<file path=Object 3/content.xml><?xml version="1.0" encoding="utf-8"?>
<math xmlns="http://www.w3.org/1998/Math/MathML" display="block">
  <semantics>
    <mrow>
      <mrow>
        <mi>G</mi>
        <mo stretchy="false">=</mo>
        <mn>4</mn>
      </mrow>
      <msup>
        <mi>π</mi>
        <mn>2</mn>
      </msup>
      <mfrac>
        <msup>
          <mi>a</mi>
          <mn>3</mn>
        </msup>
        <mrow>
          <msup>
            <mi>p</mi>
            <mn>2</mn>
          </msup>
          <mrow>
            <mo fence="true" form="prefix" stretchy="false">(</mo>
            <mrow>
              <mrow>
                <msub>
                  <mi>m</mi>
                  <mn>1</mn>
                </msub>
                <mo stretchy="false">+</mo>
                <msub>
                  <mi>m</mi>
                  <mn>2</mn>
                </msub>
              </mrow>
            </mrow>
            <mo fence="true" form="postfix" stretchy="false">)</mo>
          </mrow>
        </mrow>
      </mfrac>
    </mrow>
    <annotation encoding="StarMath 5.0">G = 4 %pi^2 frac
{a^3}{p^2 (m_1 + m_2)} </annotation>
  </semantics>
</math>
</file>

<file path=Object 4/content.xml><?xml version="1.0" encoding="utf-8"?>
<math xmlns="http://www.w3.org/1998/Math/MathML" display="block">
  <semantics>
    <mrow>
      <mi>c</mi>
      <mo stretchy="false">=</mo>
      <msqrt>
        <mrow>
          <mrow>
            <msup>
              <mi>a</mi>
              <mn>2</mn>
            </msup>
            <mo stretchy="false">+</mo>
            <msup>
              <mi>b</mi>
              <mn>2</mn>
            </msup>
            <mo stretchy="false">−</mo>
            <mn>2</mn>
          </mrow>
          <mi mathvariant="italic">ab</mi>
          <mi>cos</mi>
          <mrow>
            <mo fence="true" form="prefix" stretchy="false">(</mo>
            <mrow>
              <mi>γ</mi>
            </mrow>
            <mo fence="true" form="postfix" stretchy="false">)</mo>
          </mrow>
        </mrow>
      </msqrt>
    </mrow>
    <annotation encoding="StarMath 5.0">c = sqrt{a^2 + b^2 - 2ab cos(%gamma) } </annotation>
  </semantics>
</math>
</file>

<file path=Object 5/content.xml><?xml version="1.0" encoding="utf-8"?>
<math xmlns="http://www.w3.org/1998/Math/MathML" display="block">
  <semantics>
    <mrow>
      <mrow>
        <msub>
          <mi>d</mi>
          <mi>m</mi>
        </msub>
        <mo stretchy="false">=</mo>
        <mi>m</mi>
      </mrow>
      <mfrac>
        <msqrt>
          <mrow>
            <mn>1</mn>
            <mo stretchy="false">+</mo>
            <mfrac>
              <mi>v</mi>
              <mi>c</mi>
            </mfrac>
          </mrow>
        </msqrt>
        <mrow>
          <msqrt>
            <mrow>
              <mn>1</mn>
              <mo stretchy="false">−</mo>
              <mfrac>
                <mi>v</mi>
                <mi>c</mi>
              </mfrac>
            </mrow>
          </msqrt>
          <mo stretchy="false">−</mo>
          <mn>1</mn>
        </mrow>
      </mfrac>
    </mrow>
    <annotation encoding="StarMath 5.0">d_m = m frac{ sqrt{1 + frac{v}{c} } }{ sqrt{1 - frac{v}{c} } - 1}  </annotation>
  </semantics>
</math>
</file>

<file path=Object 6/content.xml><?xml version="1.0" encoding="utf-8"?>
<math xmlns="http://www.w3.org/1998/Math/MathML" display="block">
  <semantics>
    <mrow>
      <mrow>
        <mi>V</mi>
        <mo stretchy="false">=</mo>
        <mi>π</mi>
      </mrow>
      <msup>
        <mi>r</mi>
        <mn>2</mn>
      </msup>
      <mi>h</mi>
    </mrow>
    <annotation encoding="StarMath 5.0">V = %pi r^2 h</annotation>
  </semantics>
</math>
</file>

<file path=Object 7/content.xml><?xml version="1.0" encoding="utf-8"?>
<math xmlns="http://www.w3.org/1998/Math/MathML" display="block">
  <semantics>
    <mrow>
      <mi>V</mi>
      <mo stretchy="false">=</mo>
      <mfrac>
        <mrow>
          <mn>4</mn>
          <mi>π</mi>
          <msup>
            <mi>r</mi>
            <mn>3</mn>
          </msup>
        </mrow>
        <mn>3</mn>
      </mfrac>
    </mrow>
    <annotation encoding="StarMath 5.0">V = frac{4 %pi r^3}{3}</annotation>
  </semantics>
</math>
</file>

<file path=Object 8/content.xml><?xml version="1.0" encoding="utf-8"?>
<math xmlns="http://www.w3.org/1998/Math/MathML" display="block">
  <semantics>
    <mrow>
      <mi>z</mi>
      <mo stretchy="false">=</mo>
      <msqrt>
        <mrow>
          <msup>
            <mi>x</mi>
            <mn>2</mn>
          </msup>
          <mo stretchy="false">+</mo>
          <msup>
            <mi>y</mi>
            <mn>2</mn>
          </msup>
        </mrow>
      </msqrt>
    </mrow>
    <annotation encoding="StarMath 5.0">z = sqrt{x^2 + y^2} </annotation>
  </semantics>
</math>
</file>